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547in"/>
    </style:style>
    <style:style style:name="co2" style:family="table-column">
      <style:table-column-properties fo:break-before="auto" style:column-width="1.872in"/>
    </style:style>
    <style:style style:name="co3" style:family="table-column">
      <style:table-column-properties fo:break-before="auto" style:column-width="1.6465in"/>
    </style:style>
    <style:style style:name="co4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516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631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10pt" style:font-size-asian="10pt" style:font-weight-asian="normal" style:font-size-complex="10pt"/>
    </style:style>
    <style:style style:name="ce3" style:family="table-cell" style:parent-style-name="Default">
      <style:table-cell-properties fo:border="0.0008in solid #000000"/>
      <style:text-properties fo:font-size="10pt" style:font-size-asian="10pt" style:font-weight-asian="normal" style:font-size-complex="10pt"/>
    </style:style>
    <style:style style:name="ce4" style:family="table-cell" style:parent-style-name="Default">
      <style:table-cell-properties fo:border="0.0008in solid #000000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glyph-orientation-vertical="0" fo:border="0.0008in solid #000000" style:direction="ltr"/>
      <style:text-properties fo:font-size="10pt" style:font-size-asian="10pt" style:font-weight-asian="normal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number-columns-repeated="1018" table:default-cell-style-name="ce3"/>
        <table:table-row table:style-name="ro1">
          <table:table-cell table:style-name="ce1"/>
          <table:table-cell office:value-type="string">
            <text:p>以下监控记录数据全部存储在218.30.115.72:6378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" office:value-type="string">
            <text:p>类静态数据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key</text:p>
          </table:table-cell>
          <table:table-cell office:value-type="string">
            <text:p>说明</text:p>
          </table:table-cell>
          <table:table-cell office:value-type="string">
            <text:p>db</text:p>
          </table:table-cell>
          <table:table-cell office:value-type="string">
            <text:p>type</text:p>
          </table:table-cell>
          <table:table-cell office:value-type="string">
            <text:p>sample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erver_list</text:p>
          </table:table-cell>
          <table:table-cell office:value-type="string">
            <text:p>受监控的redis列表</text:p>
          </table:table-cell>
          <table:table-cell office:value-type="string">
            <text:p>db0</text:p>
          </table:table-cell>
          <table:table-cell office:value-type="string">
            <text:p>sets</text:p>
          </table:table-cell>
          <table:table-cell office:value-type="string">
            <text:p>1) "218.30.115.72 46380"</text:p>
            <text:p>2) "218.30.115.72 46379"</text:p>
            <text:p/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onnected_clients</text:p>
          </table:table-cell>
          <table:table-cell office:value-type="string">
            <text:p>连接数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edis_git_sha1</text:p>
          </table:table-cell>
          <table:table-cell office:value-type="string">
            <text:p>Git提交时的sha1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db_last_save_time</text:p>
          </table:table-cell>
          <table:table-cell office:value-type="string">
            <text:p>最近一次rdb时间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keyspace_misses</text:p>
          </table:table-cell>
          <table:table-cell office:value-type="string">
            <text:p>miss个数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used_memory</text:p>
          </table:table-cell>
          <table:table-cell office:value-type="string">
            <text:p>内存使用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used_memory_peak</text:p>
          </table:table-cell>
          <table:table-cell office:value-type="string">
            <text:p>内存使用峰值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sed_memory_lua</text:p>
          </table:table-cell>
          <table:table-cell office:value-type="string">
            <text:p>Lua占用内存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process_id</text:p>
          </table:table-cell>
          <table:table-cell office:value-type="string">
            <text:p>pid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5">
          <table:table-cell office:value-type="float" office:value="10">
            <text:p>10</text:p>
          </table:table-cell>
          <table:table-cell table:style-name="ce2" office:value-type="string">
            <text:p>tcp_port</text:p>
          </table:table-cell>
          <table:table-cell office:value-type="string">
            <text:p>port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office:value-type="string">
            <text:p>1) "218.30.115.72:46380"</text:p>
            <text:p>2) "46380"</text:p>
            <text:p>3) "218.30.115.72:46379"</text:p>
            <text:p>4) "46379"</text:p>
            <text:p/>
          </table:table-cell>
          <table:table-cell table:number-columns-repeated="1018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mem_fragmentation_ratio</text:p>
          </table:table-cell>
          <table:table-cell office:value-type="string">
            <text:p>内存碎片率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keyspace_hits</text:p>
          </table:table-cell>
          <table:table-cell office:value-type="string">
            <text:p>命中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expired_keys</text:p>
          </table:table-cell>
          <table:table-cell office:value-type="string">
            <text:p>过期的key的个数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6">
          <table:table-cell office:value-type="float" office:value="14">
            <text:p>14</text:p>
          </table:table-cell>
          <table:table-cell office:value-type="string">
            <text:p>total_connections_received</text:p>
          </table:table-cell>
          <table:table-cell office:value-type="string">
            <text:p>共有多少次连接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office:value-type="string">
            <text:p>1) "218.30.115.72:46380"</text:p>
            <text:p>2) "245414"</text:p>
            <text:p>3) "218.30.115.72:46379"</text:p>
            <text:p>4) "21253"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rch_bits</text:p>
          </table:table-cell>
          <table:table-cell office:value-type="string">
            <text:p>os位数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role</text:p>
          </table:table-cell>
          <table:table-cell office:value-type="string">
            <text:p>master/salve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gcc_version</text:p>
          </table:table-cell>
          <table:table-cell office:value-type="string">
            <text:p>gcc版本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used_cpu_user</text:p>
          </table:table-cell>
          <table:table-cell office:value-type="string">
            <text:p>用户空间cpu时长(秒)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used_cpu_sys</text:p>
          </table:table-cell>
          <table:table-cell office:value-type="string">
            <text:p>系统空间cpu时长(秒)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uptime_in_seconds</text:p>
          </table:table-cell>
          <table:table-cell office:value-type="string">
            <text:p>运行时间(秒)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LL</text:p>
          </table:table-cell>
          <table:table-cell office:value-type="string">
            <text:p>Info命令全信息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uptime_in_days</text:p>
          </table:table-cell>
          <table:table-cell office:value-type="string">
            <text:p>运行时间(天)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ultiplexing_api</text:p>
          </table:table-cell>
          <table:table-cell office:value-type="string">
            <text:p>网络接口epoll select 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total_commands_processed</text:p>
          </table:table-cell>
          <table:table-cell office:value-type="string">
            <text:p>共处理过多少条命令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redis_version</text:p>
          </table:table-cell>
          <table:table-cell office:value-type="string">
            <text:p>reids version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used_cpu_user_children</text:p>
          </table:table-cell>
          <table:table-cell office:value-type="string">
            <text:p>子进程cpu user时长(秒)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used_cpu_sys_children</text:p>
          </table:table-cell>
          <table:table-cell office:value-type="string">
            <text:p>子进程cpu sys时长(秒)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mem_allocator</text:p>
          </table:table-cell>
          <table:table-cell office:value-type="string">
            <text:p>内存分配器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onnected_slaves</text:p>
          </table:table-cell>
          <table:table-cell office:value-type="string">
            <text:p>多少个slave连接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of_enabled</text:p>
          </table:table-cell>
          <table:table-cell office:value-type="string">
            <text:p>aof功能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used_memory_rss</text:p>
          </table:table-cell>
          <table:table-cell office:value-type="string">
            <text:p>物理内存占用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run_id</text:p>
          </table:table-cell>
          <table:table-cell office:value-type="string">
            <text:p>run id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os</text:p>
          </table:table-cell>
          <table:table-cell office:value-type="string">
            <text:p>系统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>
            <text:p>动态数据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1) 数据每10秒更新一次,存储空间有限,暂时只保留7天的数据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2)每个db均为专用,如db2专门存储各redis的 total_connections_received 数据</text:p>
          </table:table-cell>
          <table:table-cell table:number-columns-repeated="1022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构建cpu使用率曲线等.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db</text:p>
          </table:table-cell>
          <table:table-cell table:style-name="Default" office:value-type="string">
            <text:p>存储信息说明</text:p>
          </table:table-cell>
          <table:table-cell table:style-name="Default" office:value-type="string">
            <text:p>keys</text:p>
          </table:table-cell>
          <table:table-cell office:value-type="string">
            <text:p>type</text:p>
          </table:table-cell>
          <table:table-cell table:number-columns-repeated="1020"/>
        </table:table-row>
        <table:table-row table:style-name="ro7">
          <table:table-cell table:style-name="ce3" office:value-type="string">
            <text:p>db2</text:p>
          </table:table-cell>
          <table:table-cell office:value-type="string">
            <text:p>total_connections_received</text:p>
          </table:table-cell>
          <table:table-cell office:value-type="string">
            <text:p>1) "218.30.115.72:46379"</text:p>
            <text:p>2) "218.30.115.72:46380”</text:p>
          </table:table-cell>
          <table:table-cell office:value-type="string">
            <text:p>hash</text:p>
          </table:table-cell>
          <table:table-cell table:style-name="ce5" office:value-type="string">
            <text:p>Hmget 218.30.115.72:46379 <text:s/>t1 t2</text:p>
            <text:p>即得到两个时刻的连接个数</text:p>
          </table:table-cell>
          <table:table-cell table:style-name="Default"/>
          <table:table-cell table:number-columns-repeated="1018"/>
        </table:table-row>
        <table:table-row table:style-name="ro4">
          <table:table-cell office:value-type="string">
            <text:p>db3</text:p>
          </table:table-cell>
          <table:table-cell office:value-type="string">
            <text:p>used_cpu_user</text:p>
          </table:table-cell>
          <table:table-cell/>
          <table:table-cell office:value-type="string">
            <text:p>hash</text:p>
          </table:table-cell>
          <table:table-cell office:value-type="string">
            <text:p>同上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>
            <text:p>db4</text:p>
          </table:table-cell>
          <table:table-cell office:value-type="string">
            <text:p>used_cpu_sys</text:p>
          </table:table-cell>
          <table:table-cell/>
          <table:table-cell office:value-type="string">
            <text:p>hash</text:p>
          </table:table-cell>
          <table:table-cell office:value-type="string">
            <text:p>同上</text:p>
          </table:table-cell>
          <table:table-cell table:number-columns-repeated="1019"/>
        </table:table-row>
        <table:table-row table:style-name="ro2">
          <table:table-cell office:value-type="string">
            <text:p>db5</text:p>
          </table:table-cell>
          <table:table-cell office:value-type="string">
            <text:p>used_memory</text:p>
          </table:table-cell>
          <table:table-cell/>
          <table:table-cell office:value-type="string">
            <text:p>hash</text:p>
          </table:table-cell>
          <table:table-cell office:value-type="string">
            <text:p>同上</text:p>
          </table:table-cell>
          <table:table-cell table:number-columns-repeated="1019"/>
        </table:table-row>
        <table:table-row table:style-name="ro4">
          <table:table-cell office:value-type="string">
            <text:p>db6</text:p>
          </table:table-cell>
          <table:table-cell office:value-type="string">
            <text:p>used_memory_rss</text:p>
          </table:table-cell>
          <table:table-cell/>
          <table:table-cell office:value-type="string">
            <text:p>hash</text:p>
          </table:table-cell>
          <table:table-cell office:value-type="string">
            <text:p>同上</text:p>
          </table:table-cell>
          <table:table-cell table:number-columns-repeated="1019"/>
        </table:table-row>
        <table:table-row table:style-name="ro2">
          <table:table-cell office:value-type="string">
            <text:p>db7</text:p>
          </table:table-cell>
          <table:table-cell office:value-type="string">
            <text:p>used_memory_peak</text:p>
          </table:table-cell>
          <table:table-cell/>
          <table:table-cell office:value-type="string">
            <text:p>hash</text:p>
          </table:table-cell>
          <table:table-cell office:value-type="string">
            <text:p>同上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目前受监控的redis服务器有: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/>1) "rm8041.mars.grid.sina.com.cn 8041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/>2) "rs8043.mars.grid.sina.com.cn 8043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/>3) "rm8043.mars.grid.sina.com.cn 8043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/>4) "rs8037.mars.grid.sina.com.cn 8037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/>5) "rm8037.mars.grid.sina.com.cn 8037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/>6) "rs8036.mars.grid.sina.com.cn 8036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/>7) "rm8036.mars.grid.sina.com.cn 8036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/>8) "rs8045.mars.grid.sina.com.cn 8045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/>9) "rm8045.mars.grid.sina.com.cn 8045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10) "rs8044.mars.grid.sina.com.cn 8044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11) "rm8044.mars.grid.sina.com.cn 8044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12) "rm8044.mars.grid.sina.com.cn 8044"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14) "218.30.115.72 46380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15) "218.30.115.72 46379"</text:p>
          </table:table-cell>
          <table:table-cell table:number-columns-repeated="1022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order="0.0008in solid #000000" fo:padding="0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30">11/30/2012</text:date>, <text:time>16:3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ushunli </meta:initial-creator>
    <meta:creation-date>2012-11-30T10:07:19</meta:creation-date>
    <dc:date>2012-11-30T16:33:43</dc:date>
    <dc:creator>doushunli </dc:creator>
    <meta:editing-duration>PT6H26M26S</meta:editing-duration>
    <meta:editing-cycles>91</meta:editing-cycles>
    <meta:generator>OpenOffice.org/3.3$Linux OpenOffice.org_project/330m20$Build-9567</meta:generator>
    <meta:document-statistic meta:table-count="3" meta:cell-count="224" meta:object-count="0"/>
  </office:meta>
</office:document-meta>
</file>